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eb9" officeooo:paragraph-rsid="0011deb9"/>
    </style:style>
    <style:style style:name="P2" style:family="paragraph" style:parent-style-name="Standard">
      <style:paragraph-properties fo:text-align="center" style:justify-single-word="false"/>
      <style:text-properties officeooo:rsid="0011deb9" officeooo:paragraph-rsid="0011deb9"/>
    </style:style>
    <style:style style:name="P3" style:family="paragraph" style:parent-style-name="Standard">
      <style:text-properties officeooo:rsid="001332b7" officeooo:paragraph-rsid="0011deb9"/>
    </style:style>
    <style:style style:name="P4" style:family="paragraph" style:parent-style-name="Standard">
      <style:text-properties officeooo:rsid="0014cc05" officeooo:paragraph-rsid="0014cc05"/>
    </style:style>
    <style:style style:name="P5" style:family="paragraph" style:parent-style-name="Standard">
      <style:text-properties officeooo:rsid="0015031d" officeooo:paragraph-rsid="0015031d"/>
    </style:style>
    <style:style style:name="P6" style:family="paragraph" style:parent-style-name="Standard">
      <style:text-properties officeooo:rsid="0015a7cb" officeooo:paragraph-rsid="0014cc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c05"/>
    </style:style>
    <style:style style:name="T3" style:family="text">
      <style:text-properties officeooo:rsid="00150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CKET</text:p>
      <text:p text:style-name="P2"/>
      <text:p text:style-name="P2"/>
      <text:p text:style-name="P1"/>
      <text:p text:style-name="P1">SERVER<text:tab/><text:tab/><text:tab/>CLIENT</text:p>
      <text:p text:style-name="P1"/>
      <text:p text:style-name="P1">Socket()<text:tab/><text:tab/><text:tab/>Socket()</text:p>
      <text:p text:style-name="P1">Bind()<text:tab/><text:tab/><text:tab/><text:tab/>connect()</text:p>
      <text:p text:style-name="P1">listen()<text:tab/><text:tab/><text:tab/><text:tab/>write()</text:p>
      <text:p text:style-name="P1">accept<text:tab/><text:tab/><text:tab/><text:tab/>read()</text:p>
      <text:p text:style-name="P1">Read()<text:tab/><text:tab/><text:tab/><text:tab/>close()</text:p>
      <text:p text:style-name="P1">write()</text:p>
      <text:p text:style-name="P1">close</text:p>
      <text:p text:style-name="P1"/>
      <text:p text:style-name="P1"/>
      <text:p text:style-name="P1">La socket è un interfaccia che permette di comunicare tra Client-server.</text:p>
      <text:p text:style-name="P1">Si può utilizzare il protocollo TCP e UDP.</text:p>
      <text:p text:style-name="P1"/>
      <text:p text:style-name="P1">La SOCKET è <text:span text:style-name="T2">un qualcosa</text:span> compost<text:span text:style-name="T2">o d</text:span>a<text:span text:style-name="T1"> indirizzo</text:span> e <text:span text:style-name="T1">numero di porta</text:span>. </text:p>
      <text:p text:style-name="P3"/>
      <text:p text:style-name="P4">In una rete di grandi dimensioni il sistema di connesione è sempre quello client-server.</text:p>
      <text:p text:style-name="P4"><text:s/></text:p>
      <text:p text:style-name="P4">l'indirizzo ip consente di individuare la posizione univoca di un host al suo interno.</text:p>
      <text:p text:style-name="P4"/>
      <text:p text:style-name="P4">I numeri di porta permettono di associare il servizio ad un determinato numero.</text:p>
      <text:p text:style-name="P4"/>
      <text:p text:style-name="P4">Due tipi di connessione: connection less or connection oriented </text:p>
      <text:p text:style-name="P4"><text:span text:style-name="T1">Datagram socket:</text:span> non garantisce l'ordine e l'arrivo dei pacchetti, li gestisce il protocollo UDP (liv rasporto).</text:p>
      <text:p text:style-name="P4"/>
      <text:p text:style-name="P4">Dal lato client viene creata la socket, viene mandata la richiesta con indirizzo, <text:span text:style-name="T3">numro di </text:span>porta e messaggio e <text:span text:style-name="T3">infine </text:span>viene chiusa la socket.</text:p>
      <text:p text:style-name="P4"/>
      <text:p text:style-name="P4">- Ordine di consegna messaggi non garantito.</text:p>
      <text:p text:style-name="P4">- È bidirezionale <text:span text:style-name="T3">(Full duplex)</text:span>.</text:p>
      <text:p text:style-name="P4"/>
      <text:p text:style-name="P4"/>
      <text:p text:style-name="P5">L'altra tipologia è<text:span text:style-name="T1"> string socket</text:span>: </text:p>
      <text:p text:style-name="P5"/>
      <text:p text:style-name="P5">- garantisce l'arrivo di tutti i dati.</text:p>
      <text:p text:style-name="P5">- non è bidirezionale</text:p>
      <text:p text:style-name="P5">- garantisce l'ordine di arrivo dei messaggi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9S</meta:editing-duration>
    <meta:editing-cycles>6</meta:editing-cycles>
    <meta:generator>LibreOffice/5.2.1.2$Windows_x86 LibreOffice_project/31dd62db80d4e60af04904455ec9c9219178d620</meta:generator>
    <dc:date>2017-11-27T09:02:16.118000000</dc:date>
    <meta:document-statistic meta:table-count="0" meta:image-count="0" meta:object-count="0" meta:page-count="1" meta:paragraph-count="25" meta:word-count="171" meta:character-count="1087" meta:non-whitespace-character-count="920"/>
    <meta:user-defined meta:name="Info 1"/>
    <meta:user-defined meta:name="Info 2"/>
    <meta:user-defined meta:name="Info 3"/>
    <meta:user-defined meta:name="Info 4"/>
  </office:meta>
</office:document-meta>
</file>